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212" officeooo:paragraph-rsid="000a5212"/>
    </style:style>
    <style:style style:name="P2" style:family="paragraph" style:parent-style-name="Standard">
      <style:paragraph-properties fo:text-align="center" style:justify-single-word="false"/>
      <style:text-properties officeooo:rsid="000a5212" officeooo:paragraph-rsid="000a5212"/>
    </style:style>
    <style:style style:name="P3" style:family="paragraph" style:parent-style-name="Standard">
      <style:paragraph-properties fo:text-align="start" style:justify-single-word="false"/>
      <style:text-properties officeooo:rsid="000a5212" officeooo:paragraph-rsid="000a521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5212" officeooo:paragraph-rsid="000a521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2f74" officeooo:paragraph-rsid="000d2f7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f5258" officeooo:paragraph-rsid="000f525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b8286" officeooo:paragraph-rsid="000b8286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d2f74" officeooo:paragraph-rsid="000d2f7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5258" officeooo:paragraph-rsid="000f5258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b8286"/>
    </style:style>
    <style:style style:name="T3" style:family="text">
      <style:text-properties officeooo:rsid="000e7a6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 2210 Assignment 3 Part 1</text:p>
      <text:p text:style-name="P2">Group 40</text:p>
      <text:p text:style-name="P1"/>
      <text:p text:style-name="P2">Austin <text:span text:style-name="T2">Chase </text:span>Minor <text:tab/><text:tab/><text:tab/>Ryan Santa Ana</text:p>
      <text:p text:style-name="P7">September 19, 2015</text:p>
      <text:p text:style-name="P1"/>
      <text:p text:style-name="P4">Abstract</text:p>
      <text:p text:style-name="P3"><text:tab/>The purpose of this experiment is to determine the polynomial big-Oh time complexity of an unknown function. The function was ran with various multiples a problem size N from which a ratio of the times was used to determine the big-Oh time to be a polynomial of the 4<text:span text:style-name="T1">th</text:span> degree.</text:p>
      <text:p text:style-name="P3"/>
      <text:p text:style-name="P5">1 Problem Overview</text:p>
      <text:p text:style-name="P5"/>
      <text:p text:style-name="P8">The problem presented was to determine the big-Oh time complexity of an unknown function defined by a class named TimingLab with the unknown method named time. The class presented was constructed with the group number giving a potentially unique function based on said group number. The function was defined to have a polynomial time complexity. Through mathematical analysis, this implies that <draw:frame draw:style-name="fr1" draw:name="Object1" text:anchor-type="as-char" svg:y="-0.2799in" svg:width="2.8409in" svg:height="0.4528in" draw:z-index="0"><draw:object xlink:href="./Object 1" xlink:type="simple" xlink:show="embed" xlink:actuate="onLoad"/><draw:image xlink:href="./ObjectReplacements/Object 1" xlink:type="simple" xlink:show="embed" xlink:actuate="onLoad"/></draw:frame>. Because of this relation, the polynomial time complexity of the function above is <text:span text:style-name="T3">proportional to the variable k</text:span> <text:span text:style-name="T3">in</text:span> <draw:frame draw:style-name="fr1" draw:name="Object2" text:anchor-type="as-char" svg:y="-0.2598in" svg:width="1.2256in" svg:height="0.4236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8"/>
      <text:p text:style-name="P6">2 Experimental Procedure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5:21:24.332379381</meta:creation-date>
    <dc:date>2015-09-19T19:30:28.995050940</dc:date>
    <meta:editing-duration>PT13M4S</meta:editing-duration>
    <meta:editing-cycles>5</meta:editing-cycles>
    <meta:generator>LibreOffice/4.4.2.2$Linux_X86_64 LibreOffice_project/40m0$Build-2</meta:generator>
    <meta:document-statistic meta:table-count="0" meta:image-count="0" meta:object-count="2" meta:page-count="1" meta:paragraph-count="9" meta:word-count="156" meta:character-count="933" meta:non-whitespace-character-count="782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∝</mo>
        <msup>
          <mi>N</mi>
          <mi>k</mi>
        </msup>
      </mrow>
      <mo stretchy="false">⇒</mo>
      <mrow>
        <mfrac>
          <mrow>
            <mi>T</mi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</mrow>
          <mrow>
            <mi>T</mi>
            <mrow>
              <mo fence="true" stretchy="false">(</mo>
              <mrow>
                <mi>N</mi>
              </mrow>
              <mo fence="true" stretchy="false">)</mo>
            </mrow>
          </mrow>
        </mfrac>
        <mo stretchy="false">∝</mo>
        <mfrac>
          <msup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  <mi>k</mi>
          </msup>
          <msup>
            <mi>N</mi>
            <mi>k</mi>
          </msup>
        </mfrac>
        <mo stretchy="false">=</mo>
        <mfrac>
          <mrow>
            <msup>
              <mn>2</mn>
              <mi>k</mi>
            </msup>
            <msup>
              <mi>N</mi>
              <mi>k</mi>
            </msup>
          </mrow>
          <msup>
            <mi>N</mi>
            <mi>k</mi>
          </msup>
        </mfrac>
        <mo stretchy="false">=</mo>
        <msup>
          <mn>2</mn>
          <mi>k</mi>
        </msup>
      </mrow>
    </mrow>
    <annotation encoding="StarMath 5.0">T( N ) prop N^k drarrow {T(2N)} over {T(N)} prop { (2N)^k } over { N^k } = { 2^k N^k } over { N^k } = 2^k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row>
        <mrow>
          <mo fence="true" stretchy="false">(</mo>
          <mrow>
            <mfrac>
              <mrow>
                <mi>T</mi>
                <mrow>
                  <mo fence="true" stretchy="false">(</mo>
                  <mrow>
                    <mrow>
                      <mn>2</mn>
                      <mi>N</mi>
                    </mrow>
                  </mrow>
                  <mo fence="true" stretchy="false">)</mo>
                </mrow>
              </mrow>
              <mrow>
                <mi>T</mi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</mfrac>
          </mrow>
          <mo fence="true" stretchy="false">)</mo>
        </mrow>
        <mo stretchy="false">=</mo>
        <mi>k</mi>
      </mrow>
    </mrow>
    <annotation encoding="StarMath 5.0">log_2 ( {T(2N)} over {T(N)} ) = k</annotation>
  </semantics>
</math>
</file>